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891cm" fo:margin-left="1.228cm" fo:margin-right="1.882cm" table:align="margins" style:shadow="none"/>
    </style:style>
    <style:style style:name="Tabela1.A" style:family="table-column">
      <style:table-column-properties style:column-width="2.831cm" style:rel-column-width="1605*"/>
    </style:style>
    <style:style style:name="Tabela1.B" style:family="table-column">
      <style:table-column-properties style:column-width="2.858cm" style:rel-column-width="1620*"/>
    </style:style>
    <style:style style:name="Tabela1.C" style:family="table-column">
      <style:table-column-properties style:column-width="2.699cm" style:rel-column-width="1530*"/>
    </style:style>
    <style:style style:name="Tabela1.E" style:family="table-column">
      <style:table-column-properties style:column-width="2.672cm" style:rel-column-width="1515*"/>
    </style:style>
    <style:style style:name="Tabela1.1" style:family="table-row">
      <style:table-row-properties style:min-row-height="2.54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2" style:family="table-row">
      <style:table-row-properties style:min-row-height="2.487cm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4" style:family="table-row">
      <style:table-row-properties style:min-row-height="2.484cm"/>
    </style:style>
    <style:style style:name="Tabela1.5" style:family="table-row">
      <style:table-row-properties style:min-row-height="2.411cm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fo:font-size="26pt" style:font-size-asian="26pt" style:font-size-complex="26pt"/>
    </style:style>
    <style:style style:name="P6" style:family="paragraph" style:parent-style-name="Table_20_Contents">
      <style:paragraph-properties fo:text-align="start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</text:p>
      <text:p text:style-name="P2">Wykonał: Michał Borys, I EE-DI</text:p>
      <text:p text:style-name="P2">Nr indeksu: 156404</text:p>
      <text:p text:style-name="P2">Temat projektu: Projektowanie gry Gomoku</text:p>
      <text:p text:style-name="P2">Opis gry: Przygotowywana przeze mnie gra jest rozszerzeniem popularnej gierki „kółko, krzyżyk” z tą różnicą, że gracz musi na planszy mieć pięć znaków pod rząd (pionowo, poziomo lub ukośnie), aby zwyciężyć. Gra przeznaczona jest dla dwójki graczy, jeden w planszę wpisuje kółka, drugi krzyżyki. Gracze muszą wykazać się sprytem i dokładną obserwacją ruchów przeciwnika, aby w końcowym rozrachunku zwyciężyć.</text:p>
      <text:p text:style-name="P2">Mechanizm gry: Plansza składa się z 25 kwadratów, w których zawodnicy mają umieścić kółko lub krzyżyk.</text:p>
      <text:p text:style-name="P1"><draw:frame draw:style-name="fr1" draw:name="grafika2" text:anchor-type="paragraph" svg:x="-0.046cm" svg:y="0.503cm" svg:width="16.933cm" svg:height="0.318cm" draw:z-index="0"><draw:image xlink:href="../../../../Program%20Files%20(x86)/OpenOffice%204/share/gallery/rulers/blurulr1.gif" xlink:type="simple" xlink:show="embed" xlink:actuate="onLoad"/></draw:frame></text:p>
      <text:p text:style-name="P1">Plan graficzny gry</text:p>
      <text:p text:style-name="P1"/>
      <text:p text:style-name="P2"><text:s text:c="19"/>1 <text:s text:c="16"/>2 <text:s text:c="17"/>3 <text:s text:c="17"/>4 <text:s text:c="17"/>5 <text:s text:c="6"/>oś X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column table:style-name="Tabela1.E"/>
        <table:table-row table:style-name="Tabela1.1">
          <table:table-cell table:style-name="Tabela1.A1" office:value-type="string">
            <text:p text:style-name="P3">Oś Y</text:p>
            <text:p text:style-name="P3">1</text:p>
          </table:table-cell>
          <table:table-cell table:style-name="Tabela1.A1" office:value-type="string">
            <text:p text:style-name="P5"><text:span text:style-name="T2"/></text:p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"/>
            <text:p text:style-name="P6"><text:s text:c="3"/>X</text:p>
          </table:table-cell>
          <table:table-cell table:style-name="Tabela1.E1" office:value-type="string">
            <text:p text:style-name="P3"/>
            <text:p text:style-name="P3"/>
          </table:table-cell>
        </table:table-row>
        <table:table-row table:style-name="Tabela1.2">
          <table:table-cell table:style-name="Tabela1.A2" office:value-type="string">
            <text:p text:style-name="P3"/>
            <text:p text:style-name="P3">2</text:p>
            <text:p text:style-name="P4"/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P3"/>
            <text:p text:style-name="P3">3</text:p>
            <text:p text:style-name="P3"/>
            <text:p text:style-name="P3"/>
          </table:table-cell>
          <table:table-cell table:style-name="Tabela1.A2" office:value-type="string">
            <text:p text:style-name="P3"/>
            <text:p text:style-name="P3"><text:s text:c="9"/><text:span text:style-name="T1">X</text:span></text:p>
          </table:table-cell>
          <table:table-cell table:style-name="Tabela1.A2" office:value-type="string">
            <text:p text:style-name="P5"><text:s text:c="2"/></text:p>
            <text:p text:style-name="P5"/>
          </table:table-cell>
          <table:table-cell table:style-name="Tabela1.A2" office:value-type="string">
            <text:p text:style-name="P3"/>
            <text:p text:style-name="P3"><text:s text:c="8"/><text:span text:style-name="T1">0</text:span></text:p>
          </table:table-cell>
          <table:table-cell table:style-name="Tabela1.E2" office:value-type="string">
            <text:p text:style-name="P3"/>
          </table:table-cell>
        </table:table-row>
        <table:table-row table:style-name="Tabela1.4">
          <table:table-cell table:style-name="Tabela1.A2" office:value-type="string">
            <text:p text:style-name="P3"/>
            <text:p text:style-name="P3">4</text:p>
            <text:p text:style-name="P3"/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 table:style-name="Tabela1.5">
          <table:table-cell table:style-name="Tabela1.A2" office:value-type="string">
            <text:p text:style-name="P3"/>
            <text:p text:style-name="P3">5</text:p>
            <text:p text:style-name="P3"/>
            <text:p text:style-name="P3"><text:s text:c="6"/>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5"><text:s text:c="2"/></text:p>
            <text:p text:style-name="P5"><text:s text:c="5"/><text:span text:style-name="T2">0</text:span></text:p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</table:table>
      <text:p text:style-name="P2">Jeden z zawodników podaje współrzędne swojego znaku. Po podaniu <text:soft-page-break/>współrzędnych w danym kwadracie zostaje umieszczone kółko dla gracza nr 1. Następnie przeciwnik robi to samo, z tą różnicą, że w jego polu przyporządkowany zostaje krzyżyk. <text:s/>Rozgrywka trwa do momentu aż jeden z zawodników umieści pięć znaków obok siebie lub kiedy wszystkie pola zostaną zapełnione, w takim wypadku na ekranie powinien pojawić się napis REMIS. W przypadku kiedy zawodnik poda błędne współrzędne, np. (-4,9) na ekranie powinien pojawić się komunikat: „ błędne dane- spróbuj jeszcze raz”.</text:p>
      <text:p text:style-name="P2"/>
      <text:p text:style-name="P2">Trudności i problemy podczas pisania programu:</text:p>
      <text:p text:style-name="P2">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l Borys</meta:initial-creator>
    <meta:creation-date>2017-11-07T16:58:37.63</meta:creation-date>
    <dc:date>2017-11-07T18:21:33.68</dc:date>
    <dc:creator>Michal Borys</dc:creator>
    <meta:editing-duration>PT1H7M44S</meta:editing-duration>
    <meta:editing-cycles>3</meta:editing-cycles>
    <meta:generator>OpenOffice/4.1.2$Win32 OpenOffice.org_project/412m3$Build-9782</meta:generator>
    <meta:document-statistic meta:table-count="1" meta:image-count="1" meta:object-count="0" meta:page-count="2" meta:paragraph-count="24" meta:word-count="202" meta:character-count="1391"/>
  </office:meta>
</office:document-meta>
</file>